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3pt" officeooo:paragraph-rsid="001f31c7" style:font-size-asian="13pt" style:font-size-complex="13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3pt" officeooo:paragraph-rsid="001fe174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3pt" fo:font-weight="bold" officeooo:paragraph-rsid="001f31c7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3pt" fo:font-weight="normal" officeooo:paragraph-rsid="001fe17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f31c7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paragraph-rsid="001fe174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fe174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3pt" fo:font-weight="bold" officeooo:paragraph-rsid="001fe174" style:font-size-asian="13pt" style:font-weight-asian="bold" style:font-size-complex="13pt" style:font-weight-complex="bold" loext:padding="0cm" loext:border="none"/>
    </style:style>
    <style:style style:name="T1" style:family="text">
      <style:text-properties fo:font-weight="bold" style:font-weight-asian="bold" style:font-weight-complex="bold" loext:padding="0cm" loext:border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cm" loext:border="none"/>
    </style:style>
    <style:style style:name="T4" style:family="text">
      <style:text-properties fo:font-weight="normal" officeooo:rsid="001fe174" style:font-weight-asian="normal" style:font-weight-complex="normal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3pt" style:font-size-complex="13pt" loext:padding="0cm" loext:border="none"/>
    </style:style>
    <style:style style:name="T8" style:family="text">
      <style:text-properties fo:font-size="13pt" officeooo:rsid="001fe174" style:font-size-asian="13pt" style:font-size-complex="13pt" loext:padding="0cm" loext:border="none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1fe174" style:font-size-asian="13pt" style:font-weight-asian="bold" style:font-size-complex="13pt" style:font-weight-complex="bold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fe17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fe174" style:font-size-asian="13pt" style:font-weight-asian="normal" style:font-size-complex="13pt" style:font-weight-complex="normal" loext:padding="0cm" loext:border="none"/>
    </style:style>
    <style:style style:name="T14" style:family="text">
      <style:text-properties fo:font-size="13pt" fo:font-weight="normal" style:font-size-asian="13pt" style:font-weight-asian="normal" style:font-size-complex="13pt" style:font-weight-complex="normal" loext:padding="0cm" loext:border="none"/>
    </style:style>
    <style:style style:name="T15" style:family="text">
      <style:text-properties officeooo:rsid="001fe174" loext:padding="0cm" loext:border="non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<text:span text:style-name="Strong_20_Emphasis"><text:span text:style-name="T9">Корректность</text:span></text:span></text:p>
      <text:p text:style-name="P8"><text:span text:style-name="Strong_20_Emphasis"><text:span text:style-name="T9"/></text:span></text:p>
      <text:p text:style-name="P6"><text:span text:style-name="Strong_20_Emphasis"><text:span text:style-name="T11">Корректность программы </text:span></text:span><text:span text:style-name="T11">— это свойство программы, означающее, что она при любом корректном входном значении выполняет свою задачу и дает результат, соответствующий заданным требованиям.<text:line-break/><text:line-break/></text:span><text:span text:style-name="Strong_20_Emphasis"><text:span text:style-name="T11">Программа считается корректной, если:</text:span></text:span><text:span text:style-name="T11"><text:line-break/>- Для всех допустимых входных данных она завершает работу (терминирует). <text:line-break/>- Результат её работы соответствует спецификации или формальному описанию задачи. </text:span></text:p>
      <text:p text:style-name="P1"><text:span text:style-name="T2"/></text:p>
      <text:p text:style-name="P1"><text:span text:style-name="T2"/></text:p>
      <text:p text:style-name="P4"/>
      <text:p text:style-name="P8"><text:span text:style-name="Strong_20_Emphasis"><text:span text:style-name="T9">Отличия корректности от надёжности</text:span></text:span><text:span text:style-name="T11"><text:line-break/><text:line-break/></text:span><text:span text:style-name="Strong_20_Emphasis"><text:span text:style-name="T11">Корректность программы </text:span></text:span><text:span text:style-name="T11">— это свойство программы выполнять именно то, что предписано её спецификацией, то есть правильно решать поставленную задачу и выдавать правильный результат при любых допустимых входных данных. <text:line-break/><text:line-break/></text:span><text:span text:style-name="Strong_20_Emphasis"><text:span text:style-name="T11">Надёжность программы</text:span></text:span><text:span text:style-name="T11">— это свойство программы стабильно работать без сбоев и ошибок в течение определённого времени и условий эксплуатации.</text:span></text:p>
      <text:p text:style-name="P8"><text:span text:style-name="Strong_20_Emphasis"><text:span text:style-name="T11"/></text:span></text:p>
      <text:p text:style-name="P8"><text:span text:style-name="Strong_20_Emphasis"><text:span text:style-name="T11">Надёжная, но некорректная программа:<text:line-break/>Программа беспрерывно работает и не вызывает сбоев, но неправильно выполняет вычисления, например, всегда возвращает 0 вместо суммы чисел. Здесь </text:span></text:span><text:span text:style-name="Strong_20_Emphasis"><text:span text:style-name="T12">н</text:span></text:span><text:span text:style-name="Strong_20_Emphasis"><text:span text:style-name="T11">ет сбоев, но не те результаты.<text:line-break/></text:span></text:span></text:p>
      <text:p text:style-name="P8"><text:span text:style-name="Strong_20_Emphasis"><text:span text:style-name="T11"/></text:span></text:p>
      <text:p text:style-name="P8"><text:span text:style-name="Strong_20_Emphasis"><text:span text:style-name="T11"/></text:span></text:p>
      <text:p text:style-name="P8"><text:span text:style-name="Strong_20_Emphasis"><text:span text:style-name="T9"/></text:span></text:p>
      <text:p text:style-name="P8"><text:span text:style-name="Strong_20_Emphasis"><text:span text:style-name="T10">Эталоны корректности</text:span></text:span></text:p>
      <text:p text:style-name="P8"><text:span text:style-name="Strong_20_Emphasis"><text:span text:style-name="T11"/></text:span></text:p>
      <text:p text:style-name="P8"><text:span text:style-name="Strong_20_Emphasis"><text:span text:style-name="T11">Спецификация программы — это формальное или полуформальное описание того, что должна делать программа</text:span></text:span><text:span text:style-name="Strong_20_Emphasis"><text:span text:style-name="T12">.</text:span></text:span><text:span text:style-name="Strong_20_Emphasis"><text:span text:style-name="T11"><text:line-break/><text:line-break/><text:line-break/></text:span></text:span><text:span text:style-name="Strong_20_Emphasis"><text:span text:style-name="T6">Почему спецификация необходима для определения корректности</text:span></text:span><text:span text:style-name="Strong_20_Emphasis"><text:span text:style-name="T11"><text:line-break/><text:line-break/>Если нет чёткого описания требований и ожидаемого результата, невозможно понять, правильно ли работает программа. <text:line-break/><text:line-break/></text:span></text:span></text:p>
      <text:p text:style-name="P8"><text:span text:style-name="Strong_20_Emphasis"><text:span text:style-name="T11"/></text:span></text:p>
      <text:p text:style-name="P8"><text:span text:style-name="Strong_20_Emphasis"><text:span text:style-name="T11"/></text:span></text:p>
      <text:p text:style-name="P8"><text:span text:style-name="Strong_20_Emphasis"><text:span text:style-name="T11"/></text:span></text:p>
      <text:p text:style-name="P8"><text:span text:style-name="Strong_20_Emphasis"><text:span text:style-name="T11"/></text:span></text:p>
      <text:p text:style-name="P8"><text:soft-page-break/><text:span text:style-name="Strong_20_Emphasis"><text:span text:style-name="T11"/></text:span></text:p>
      <text:p text:style-name="P8"><text:span text:style-name="Strong_20_Emphasis"><text:span text:style-name="T11"/></text:span></text:p>
      <text:p text:style-name="P8"><text:span text:style-name="Strong_20_Emphasis"><text:span text:style-name="T7">Виды спецификаций</text:span></text:span><text:span text:style-name="T7"><text:line-break/><text:line-break/></text:span><text:span text:style-name="T14">- </text:span><text:span text:style-name="Strong_20_Emphasis"><text:span text:style-name="T14">Функциональные требования</text:span></text:span><text:span text:style-name="T14"><text:line-break/>Определяют, </text:span><text:span text:style-name="T13">к</text:span><text:span text:style-name="T14">акие функции и операции должна выполнять </text:span><text:span text:style-name="T13">программа</text:span><text:span text:style-name="T14">, какие результаты выдавать на конкретных входных данных.<text:line-break/><text:line-break/>- </text:span><text:span text:style-name="Strong_20_Emphasis"><text:span text:style-name="T14">Предусловия</text:span></text:span><text:span text:style-name="T14"><text:line-break/>Условия, которые должны выполняться до запуска функции или программы, чтобы её поведение было корректным.<text:line-break/><text:line-break/>- </text:span><text:span text:style-name="Strong_20_Emphasis"><text:span text:style-name="T14">Постусловия</text:span></text:span><text:span text:style-name="T14"><text:line-break/>Описывают ожидаемый результат.<text:line-break/><text:line-break/>- </text:span><text:span text:style-name="Strong_20_Emphasis"><text:span text:style-name="T14">Инварианты</text:span></text:span><text:span text:style-name="T14"><text:line-break/>Условия, которые должны оставаться истинными в течение всей работы программы или на протяжении определённого промежутка (в цикле или в объекте), обеспечивая её правильное состояние.</text:span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7"><text:span text:style-name="T8">П</text:span><text:span text:style-name="T7">редусловие</text:span></text:p>
      <text:p text:style-name="P8"><text:span text:style-name="T14"/></text:p>
      <text:p text:style-name="P8"><text:span text:style-name="T14">Входные данные находятся в допустимом диапазоне, </text:span><text:span text:style-name="T13">о</text:span><text:span text:style-name="T14">бъект или переменная инициализированы, </text:span><text:span text:style-name="T13">н</text:span><text:span text:style-name="T14">е происходит конфликтов в ресурсах (например, файл открыт для чтения) </text:span><text:span text:style-name="T13">должны быть истины.</text:span></text:p>
      <text:p text:style-name="P8"><text:span text:style-name="T14"/></text:p>
      <text:p text:style-name="P8"><text:span text:style-name="T14"/></text:p>
      <text:p text:style-name="P9">Постусловие</text:p>
      <text:p text:style-name="P5"><text:span text:style-name="T5"/></text:p>
      <text:p text:style-name="P5"><text:span text:style-name="T15">П</text:span><text:span text:style-name="T5">остусловие описывает, что будет истинно или каким будет состояние после работы функции, если входные данные соответствовали требованиям предусловия. 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Strong_20_Emphasis"><text:span text:style-name="T5">Тестирование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- Выявляет реальные баги <text:line-break/>- Повышает качество ПО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- Не покрывает всё полностью <text:line-break/>- Требует времени и ресурсов 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5">Тест-кейс</text:span></text:span><text:span text:style-name="Strong_20_Emphasis"><text:span text:style-name="T3"><text:line-break/>Чёткое описание условий, действий и ожидаемого результата для проверки функции.</text:span></text:span></text:p>
      <text:p text:style-name="P2"><text:soft-page-break/><text:span text:style-name="Strong_20_Emphasis"><text:span text:style-name="T5">Статический анализ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Анализ исходного кода без его выполнения с целью выявления потенциальных ошибок и уязвимостей. <text:line-break/>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Выявляемые ошибки:<text:line-break/>- Синтаксические ошибки <text:line-break/>- Неправильное использование переменных (например, неинициализированные) <text:line-break/>- Утечки памяти <text:line-break/>- Нарушения стиля и стандарта кода <text:line-break/>- Возможные баги логики и безопасность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Emphasis"><text:span text:style-name="T16">Cppcheck </text:span></text:span></text:span><text:span text:style-name="Strong_20_Emphasis"><text:span text:style-name="T3">— статический анализатор для C/C++ </text:span></text:span></text:p>
      <text:p text:style-name="P8"><text:span text:style-name="Strong_20_Emphasis"><text:span text:style-name="T14">ип ошибки — использование неинициализированной переменной.16:31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1">Инвариант цикла </text:span></text:span><text:span text:style-name="Strong_20_Emphasis"><text:span text:style-name="T3">— это утверждение, которое остаётся истинным на каждой итерации выполнения цикла. 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15">И</text:span></text:span><text:span text:style-name="Strong_20_Emphasis"><text:span text:style-name="T5">нвариант цикла </text:span></text:span><text:span text:style-name="Strong_20_Emphasis"><text:span text:style-name="T3">— <text:s/></text:span></text:span><text:span text:style-name="Strong_20_Emphasis"><text:span text:style-name="T4">э</text:span></text:span><text:span text:style-name="Strong_20_Emphasis"><text:span text:style-name="T3">то условие, проверяемое до и после каждой итерации цикла, описывающее какую-то неизменную или постепенно достигаемую характеристику. </text:span></text:span></text:p>
      <text:p text:style-name="P2"><text:span text:style-name="Strong_20_Emphasis"><text:span text:style-name="T3"><text:line-break/>Инвариант помогает доказать корректность работы цикла и самого алгоритма, обеспечивая, что цикл продвигается к нужному результату и завершится правильно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5">Для небольшой функции</text:span></text:span><text:span text:style-name="Strong_20_Emphasis"><text:span text:style-name="T3"><text:line-break/>Юнит-тестирование — быстро и эффективно проверяет отдельные части кода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5">Для большой системы</text:span></text:span><text:span text:style-name="Strong_20_Emphasis"><text:span text:style-name="T3"><text:line-break/>Интеграционное и системное тестирование, а также формальная верификация — обеспечивают проверку взаимодействия модулей и общей корректности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40:55.710842810</meta:creation-date>
    <dc:date>2025-06-04T16:36:42.868009554</dc:date>
    <meta:editing-duration>PT55M47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3" meta:paragraph-count="25" meta:word-count="428" meta:character-count="3477" meta:non-whitespace-character-count="3033"/>
  </office:meta>
</office:document-meta>
</file>